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b3f1e" officeooo:paragraph-rsid="004f482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4ad8d9" officeooo:paragraph-rsid="004f4824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f4824" officeooo:paragraph-rsid="004f4824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b3f1e" officeooo:paragraph-rsid="004f4824" style:font-name-asian="Liberation Serif" style:font-size-asian="14pt" style:font-name-complex="Liberation Serif" style:font-size-complex="14pt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500131" officeooo:paragraph-rsid="00500131" style:font-name-asian="Liberation Serif" style:font-size-asian="14pt" style:font-name-complex="Liberation Serif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500131" officeooo:paragraph-rsid="004f4824" style:font-name-asian="Liberation Serif" style:font-size-asian="14pt" style:font-name-complex="Liberation Serif" style:font-size-complex="14pt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officeooo:rsid="004f4824"/>
    </style:style>
    <style:style style:name="T6" style:family="text">
      <style:text-properties officeooo:rsid="004b3f1e"/>
    </style:style>
    <style:style style:name="T7" style:family="text">
      <style:text-properties officeooo:rsid="004ce05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00131" style:font-weight-asian="bold" style:font-weight-complex="bold"/>
    </style:style>
    <style:style style:name="T10" style:family="text">
      <style:text-properties officeooo:rsid="004b8649"/>
    </style:style>
    <style:style style:name="T11" style:family="text">
      <style:text-properties officeooo:rsid="0050013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 </text:span>: <text:span text:style-name="T11">S’entrainer à utiliser le théorème de Pythagore, sa réciproque et sa contraposée.</text:span></text:p>
      <text:h text:style-name="Heading_20_1" text:outline-level="1">Déroulé</text:h>
      <text:p text:style-name="P3"/>
      <text:p text:style-name="P6"><text:span text:style-name="T9">Antisèche positive</text:span> : <text:span text:style-name="T11">10 min pour noter ce qu’ils veulent sur une feuille A5 qu’ils auront le droit d’utiliser en évaluation.</text:span></text:p>
      <text:list xml:id="list3632847289" text:style-name="L2">
        <text:list-item>
          <text:p text:style-name="P7">Qu’est ce qui est important dans le cours (peu de place pour le noter) ?</text:p>
        </text:list-item>
        <text:list-item>
          <text:p text:style-name="P7">Est ce que je mets du cours ou des exercices-types ?</text:p>
        </text:list-item>
      </text:list>
      <text:p text:style-name="P8"/>
      <text:p text:style-name="P5"><text:span text:style-name="T9">Correction du TaF</text:span> :</text:p>
      <text:list xml:id="list757194335" text:style-name="L1">
        <text:list-item>
          <text:p text:style-name="P4"><text:span text:style-name="T10">ex </text:span><text:span text:style-name="T5">24 p. 254 </text:span>(théorème de Pythagore)</text:p>
        </text:list-item>
        <text:list-item>
          <text:p text:style-name="P4"><text:span text:style-name="T5">ex </text:span><text:span text:style-name="T10">39</text:span> p. 25<text:span text:style-name="T5">6</text:span> (réciproque)</text:p>
        </text:list-item>
        <text:list-item>
          <text:p text:style-name="P4"><text:span text:style-name="T10">ex </text:span><text:span text:style-name="T5">40</text:span> p. 25<text:span text:style-name="T5">6</text:span> (<text:span text:style-name="T10">contraposée</text:span>)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500131"/>
    </style:style>
    <style:style style:name="MT6" style:family="text">
      <style:text-properties officeooo:rsid="004b3f1e"/>
    </style:style>
    <style:style style:name="MT7" style:family="text">
      <style:text-properties officeooo:rsid="004ce05f"/>
    </style:style>
    <style:style style:name="MT8" style:family="text">
      <style:text-properties officeooo:rsid="004f48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Pythagore</text:span><text:tab/><text:span text:style-name="MT3">Séance </text:span><text:span text:style-name="MT5">6</text:span><text:span text:style-name="MT6"> </text:span><text:span text:style-name="MT7">(</text:span><text:span text:style-name="MT8">1</text:span><text:span text:style-name="MT7">h) </text:span><text:span text:style-name="MT6">- 2</text:span><text:span text:style-name="MT5">9</text:span><text:span text:style-name="MT6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9T16:22:47.597002288</dc:date>
    <meta:editing-duration>PT19H34M51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97" meta:character-count="506" meta:non-whitespace-character-count="423"/>
  </office:meta>
</office:document-meta>
</file>